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MappedAnnotationTests.mappingConventionAliasToMetaAnnotationReturnsMapped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MappedAnnotationTests.adaptFromNestedMerg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Tests.adaptFromEmptyArrayToAnyComponent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ypeMappedAnnotationTests.adaptFromStringTo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MappedAnnotationTests.mappingExplicitAliasToMetaAnnotationReturnsMapped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MappedAnnotationTests.adaptFromStringArrayToClass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Tests.testExplicitMirror( Class &lt; ? &gt; annotat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Tests.getTypeMappedAnnotation( Class &lt; ? &gt; source , Class &lt; ? extends Annotation &gt; rootAnnotationType ,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MappedAnnotationTests.getTypeMappedAnnotation( Class &lt; ? &gt; source ,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edAnnotationTests.mappingWhenMirroredReturnsMirrore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MappedAnnotationTests.getMapping( Annotation annotation , Class &lt; ? extends Annotation &gt; mapped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